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039in"/>
    </style:style>
    <style:style style:name="co5" style:family="table-column">
      <style:table-column-properties fo:break-before="auto" style:column-width="1.1173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4992in"/>
    </style:style>
    <style:style style:name="co8" style:family="table-column">
      <style:table-column-properties fo:break-before="auto" style:column-width="0.2472in"/>
    </style:style>
    <style:style style:name="co9" style:family="table-column">
      <style:table-column-properties fo:break-before="auto" style:column-width="0.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vidia" table:style-name="ta1">
        <table:shapes>
          <draw:frame draw:z-index="0" draw:style-name="gr1" draw:text-style-name="P1" svg:width="6.2976in" svg:height="3.5425in" svg:x="8.815in" svg:y="2.265in">
            <draw:object draw:notify-on-update-of-ranges="Nvidia.A2:Nvidia.A6 Nvidia.B2:Nvidia.B6 Nvidia.C1:Nvidia.C1 Nvidia.C2:Nvidia.C6 Nvidia.B2:Nvidia.B6 Nvidia.D1:Nvidia.D1 Nvidia.D2:Nvidia.D6 Nvidia.B2:Nvidia.B6 Nvidia.E1:Nvidia.E1 Nvidia.E2:Nvidia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ames displ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GeForce RTX 4090</text:p>
          </table:table-cell>
          <table:table-cell table:formula="of:=2022+9/12" office:value-type="float" office:value="2022.75" calcext:value-type="float">
            <text:p>2022.75</text:p>
          </table:table-cell>
          <table:table-cell office:value-type="float" office:value="90.9" calcext:value-type="float">
            <text:p>90.9</text:p>
          </table:table-cell>
          <table:table-cell office:value-type="float" office:value="45.5" calcext:value-type="float">
            <text:p>45.5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formula="of:=[.B2]+0.35" office:value-type="float" office:value="2023.1" calcext:value-type="float">
            <text:p>202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 - přeměřit na Win</text:p>
          </table:table-cell>
        </table:table-row>
        <table:table-row table:style-name="ro1">
          <table:table-cell office:value-type="string" calcext:value-type="string">
            <text:p>GeForce RTX 2080 Ti</text:p>
          </table:table-cell>
          <table:table-cell table:formula="of:=2018+8/12" office:value-type="float" office:value="2018.66666666667" calcext:value-type="float">
            <text:p>2018.66666666667</text:p>
          </table:table-cell>
          <table:table-cell office:value-type="float" office:value="32.3" calcext:value-type="float">
            <text:p>32.3</text:p>
          </table:table-cell>
          <table:table-cell office:value-type="float" office:value="15.1" calcext:value-type="float">
            <text:p>15.1</text:p>
          </table:table-cell>
          <table:table-cell office:value-type="float" office:value="0.501" calcext:value-type="float">
            <text:p>0.501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2018.66666666667" calcext:value-type="float">
            <text:p>2018.66666666667</text:p>
          </table:table-cell>
          <table:table-cell table:formula="of:=[.C3]+4" office:value-type="float" office:value="36.3" calcext:value-type="float">
            <text:p>36.3</text:p>
          </table:table-cell>
          <table:table-cell office:value-type="string" calcext:value-type="string">
            <text:p>Win - boostuje excelentně</text:p>
          </table:table-cell>
        </table:table-row>
        <table:table-row table:style-name="ro1">
          <table:table-cell office:value-type="string" calcext:value-type="string">
            <text:p>GeForce GTX 1080 Ti</text:p>
          </table:table-cell>
          <table:table-cell table:formula="of:=2017+2/12" office:value-type="float" office:value="2017.16666666667" calcext:value-type="float">
            <text:p>2017.16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  <table:table-cell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  <table:table-cell table:formula="of:=[.B4]" office:value-type="float" office:value="2017.16666666667" calcext:value-type="float">
            <text:p>2017.16666666667</text:p>
          </table:table-cell>
          <table:table-cell table:formula="of:=[.D4]+3" office:value-type="float" office:value="13.4" calcext:value-type="float">
            <text:p>13.4</text:p>
          </table:table-cell>
          <table:table-cell office:value-type="string" calcext:value-type="string">
            <text:p>Linux - špatně boostuje</text:p>
          </table:table-cell>
        </table:table-row>
        <table:table-row table:style-name="ro1">
          <table:table-cell office:value-type="string" calcext:value-type="string">
            <text:p>GeForce GTX 980 Ti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2015.41666666667" calcext:value-type="float">
            <text:p>2015.41666666667</text:p>
          </table:table-cell>
          <table:table-cell table:formula="of:=[.D5]+3" office:value-type="float" office:value="8.1" calcext:value-type="float">
            <text:p>8.1</text:p>
          </table:table-cell>
          <table:table-cell office:value-type="string" calcext:value-type="string">
            <text:p>Win - boost nic moc, ale ok</text:p>
          </table:table-cell>
        </table:table-row>
        <table:table-row table:style-name="ro1">
          <table:table-cell office:value-type="string" calcext:value-type="string">
            <text:p>GeForce GTX 780 Ti</text:p>
          </table:table-cell>
          <table:table-cell table:formula="of:=2013+10/12" office:value-type="float" office:value="2013.83333333333" calcext:value-type="float">
            <text:p>2013.83333333333</text:p>
          </table:table-cell>
          <table:table-cell table:style-name="ce1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2013.83333333333" calcext:value-type="float">
            <text:p>2013.83333333333</text:p>
          </table:table-cell>
          <table:table-cell table:formula="of:=[.D6]+3" office:value-type="float" office:value="6.4" calcext:value-type="float">
            <text:p>6.4</text:p>
          </table:table-cell>
          <table:table-cell office:value-type="string" calcext:value-type="string">
            <text:p>Win+Linux - ok</text:p>
          </table:table-cell>
        </table:table-row>
        <table:table-row table:style-name="ro1">
          <table:table-cell office:value-type="string" calcext:value-type="string">
            <text:p>GeForce GTX 680</text:p>
          </table:table-cell>
          <table:table-cell table:formula="of:=2012+2/12" office:value-type="float" office:value="2012.16666666667" calcext:value-type="float">
            <text:p>2012.16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2012.16666666667" calcext:value-type="float">
            <text:p>2012.16666666667</text:p>
          </table:table-cell>
          <table:table-cell table:formula="of:=[.D7]+3" office:value-type="float" office:value="4.8" calcext:value-type="float">
            <text:p>4.8</text:p>
          </table:table-cell>
          <table:table-cell office:value-type="string" calcext:value-type="string">
            <text:p>Win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draw:z-index="1" draw:style-name="gr1" draw:text-style-name="P1" svg:width="6.2976in" svg:height="3.5386in" svg:x="0.7953in" svg:y="0.0142in">
              <draw:object draw:notify-on-update-of-ranges="Nvidia.A2:Nvidia.A13 Nvidia.B2:Nvidia.B13 Nvidia.C1:Nvidia.C1 Nvidia.C2:Nvidia.C13 Nvidia.G2:Nvidia.G13 Nvidia.H1:Nvidia.H1 Nvidia.H2:Nvidia.H13 Nvidia.B2:Nvidia.B13 Nvidia.F1:Nvidia.F1 Nvidia.F2:Nvidia.F13 Nvidia.B2:Nvidia.B13 Nvidia.D1:Nvidia.D1 Nvidia.D2:Nvidia.D13 Nvidia.B2:Nvidia.B13 Nvidia.E1:Nvidia.E1 Nvidia.E2:Nvidia.E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  <table:table table:name="AMD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ames displ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adeon RX 7900 XTX</text:p>
          </table:table-cell>
          <table:table-cell table:formula="of:=2022+11/12" office:value-type="float" office:value="2022.91666666667" calcext:value-type="float">
            <text:p>2022.91666666667</text:p>
          </table:table-cell>
          <table:table-cell table:number-columns-repeated="2" office:value-type="float" office:value="24.4" calcext:value-type="float">
            <text:p>24.4</text:p>
          </table:table-cell>
          <table:table-cell office:value-type="float" office:value="0.996" calcext:value-type="float">
            <text:p>0.996</text:p>
          </table:table-cell>
          <table:table-cell office:value-type="float" office:value="0" calcext:value-type="float">
            <text:p>0</text:p>
          </table:table-cell>
          <table:table-cell table:formula="of:=[.B3]+0.25" office:value-type="float" office:value="2023.16666666667" calcext:value-type="float">
            <text:p>2023.1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 - přeměřit na Win</text:p>
          </table:table-cell>
        </table:table-row>
        <table:table-row table:style-name="ro1">
          <table:table-cell office:value-type="string" calcext:value-type="string">
            <text:p>Radeon RX 6950 XT</text:p>
          </table:table-cell>
          <table:table-cell table:formula="of:=2022+4/12" office:value-type="float" office:value="2022.33333333333" calcext:value-type="float">
            <text:p>2022.33333333333</text:p>
          </table:table-cell>
          <table:table-cell office:value-type="float" office:value="52.6" calcext:value-type="float">
            <text:p>52.6</text:p>
          </table:table-cell>
          <table:table-cell office:value-type="float" office:value="27.2" calcext:value-type="float">
            <text:p>27.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table:formula="of:=[.B4]-0.25" office:value-type="float" office:value="2022.08333333333" calcext:value-type="float">
            <text:p>2022.08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10 - boostuje excelentně</text:p>
          </table:table-cell>
        </table:table-row>
        <table:table-row table:style-name="ro1">
          <table:table-cell office:value-type="string" calcext:value-type="string">
            <text:p>Radeon RX 5700 XT</text:p>
          </table:table-cell>
          <table:table-cell table:formula="of:=2019+6/12" office:value-type="float" office:value="2019.5" calcext:value-type="float">
            <text:p>2019.5</text:p>
          </table:table-cell>
          <table:table-cell office:value-type="float" office:value="18.4" calcext:value-type="float">
            <text:p>18.4</text:p>
          </table:table-cell>
          <table:table-cell office:value-type="float" office:value="9.96" calcext:value-type="float">
            <text:p>9.96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2019.5" calcext:value-type="float">
            <text:p>2019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n10 - neboostuje</text:p>
          </table:table-cell>
        </table:table-row>
        <table:table-row table:style-name="ro1">
          <table:table-cell office:value-type="string" calcext:value-type="string">
            <text:p>Radeon RX 590</text:p>
          </table:table-cell>
          <table:table-cell table:formula="of:=2018+10/12" office:value-type="float" office:value="2018.83333333333" calcext:value-type="float">
            <text:p>2018.83333333333</text:p>
          </table:table-cell>
          <table:table-cell table:style-name="ce1" office:value-type="string" calcext:value-type="string">
            <text:p>-</text:p>
          </table:table-cell>
          <table:table-cell office:value-type="float" office:value="7.13" calcext:value-type="float">
            <text:p>7.13</text:p>
          </table:table-cell>
          <table:table-cell office:value-type="float" office:value="0.443" calcext:value-type="float">
            <text:p>0.443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2018.83333333333" calcext:value-type="float">
            <text:p>2018.83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10</text:p>
          </table:table-cell>
        </table:table-row>
        <table:table-row table:style-name="ro1">
          <table:table-cell office:value-type="string" calcext:value-type="string">
            <text:p>Radeon RX Vega 64 Liquid</text:p>
          </table:table-cell>
          <table:table-cell table:formula="of:=2017+7/12" office:value-type="float" office:value="2017.58333333333" calcext:value-type="float">
            <text:p>2017.58333333333</text:p>
          </table:table-cell>
          <table:table-cell office:value-type="float" office:value="13.2" calcext:value-type="float">
            <text:p>13.2</text:p>
          </table:table-cell>
          <table:table-cell office:value-type="float" office:value="14.3" calcext:value-type="float">
            <text:p>14.3</text:p>
          </table:table-cell>
          <table:table-cell office:value-type="float" office:value="0.849" calcext:value-type="float">
            <text:p>0.849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2017.58333333333" calcext:value-type="float">
            <text:p>2017.58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 - half je na polovině, přeměřit s novým driverem</text:p>
          </table:table-cell>
        </table:table-row>
        <table:table-row table:style-name="ro1">
          <table:table-cell office:value-type="string" calcext:value-type="string">
            <text:p>Radeon RX 480</text:p>
          </table:table-cell>
          <table:table-cell table:formula="of:=2016+5/12" office:value-type="float" office:value="2016.41666666667" calcext:value-type="float">
            <text:p>2016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table:formula="of:=[.B8]" office:value-type="float" office:value="2016.41666666667" calcext:value-type="float">
            <text:p>2016.41666666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ux - ok</text:p>
          </table:table-cell>
        </table:table-row>
        <table:table-row table:style-name="ro1">
          <table:table-cell office:value-type="string" calcext:value-type="string">
            <text:p>Radeon R9 Fury X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8.31" calcext:value-type="float">
            <text:p>8.31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[.B9]" office:value-type="float" office:value="2015.41666666667" calcext:value-type="float">
            <text:p>2015.416666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n+Linux - oba boostují špatně, přeměřit na Win s novým driverem</text:p>
          </table:table-cell>
        </table:table-row>
        <table:table-row table:style-name="ro1">
          <table:table-cell office:value-type="string" calcext:value-type="string">
            <text:p>Radeon R9 290X</text:p>
          </table:table-cell>
          <table:table-cell table:formula="of:=2013+9/12" office:value-type="float" office:value="2013.75" calcext:value-type="float">
            <text:p>2013.75</text:p>
          </table:table-cell>
          <table:table-cell table:style-name="ce1" office:value-type="string" calcext:value-type="string">
            <text:p>-</text:p>
          </table:table-cell>
          <table:table-cell office:value-type="float" office:value="5.28" calcext:value-type="float">
            <text:p>5.28</text:p>
          </table:table-cell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  <table:table-cell table:formula="of:=[.B10]" office:value-type="float" office:value="2013.75" calcext:value-type="float">
            <text:p>2013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 - špatně boostuje, přeměřit s novým driverem</text:p>
          </table:table-cell>
        </table:table-row>
        <table:table-row table:style-name="ro1">
          <table:table-cell office:value-type="string" calcext:value-type="string">
            <text:p>Radeon HD 7970 GHz Edition</text:p>
          </table:table-cell>
          <table:table-cell table:formula="of:=2012+5/12" office:value-type="float" office:value="2012.41666666667" calcext:value-type="float">
            <text:p>2012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3.87" calcext:value-type="float">
            <text:p>3.87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table:formula="of:=[.B11]" office:value-type="float" office:value="2012.41666666667" calcext:value-type="float">
            <text:p>2012.41666666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 - špatně boostuje, přeměřit s novým driverem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draw:z-index="0" draw:style-name="gr1" draw:text-style-name="P1" svg:width="6.2976in" svg:height="3.5425in" svg:x="1.0413in" svg:y="0.063in">
              <draw:object draw:notify-on-update-of-ranges="AMD.A2:AMD.A14 AMD.B2:AMD.B14 AMD.C1:AMD.C1 AMD.C2:AMD.C14 AMD.G2:AMD.G14 AMD.H1:AMD.H1 AMD.H2:AMD.H14 AMD.B2:AMD.B14 AMD.F1:AMD.F1 AMD.F2:AMD.F14 AMD.B2:AMD.B14 AMD.D1:AMD.D1 AMD.D2:AMD.D14 AMD.B2:AMD.B14 AMD.E1:AMD.E1 AMD.E2:AMD.E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Others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mes</text:p>
          </table:table-cell>
          <table:table-cell/>
        </table:table-row>
        <table:table-row table:style-name="ro1">
          <table:table-cell office:value-type="string" calcext:value-type="string">
            <text:p>Turnip Adreno 690</text:p>
          </table:table-cell>
          <table:table-cell table:formula="of:=2021+11/12" office:value-type="float" office:value="2021.91666666667" calcext:value-type="float">
            <text:p>2021.91666666667</text:p>
          </table:table-cell>
          <table:table-cell table:formula="of:=3.22*1000" office:value-type="float" office:value="3220" calcext:value-type="float">
            <text:p>3220</text:p>
          </table:table-cell>
          <table:table-cell table:formula="of:=2.3*1000" office:value-type="float" office:value="2300" calcext:value-type="float">
            <text:p>23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UHD Graphics 630 (CFL GT2, 9900K)</text:p>
          </table:table-cell>
          <table:table-cell table:formula="of:=2018+9/12" office:value-type="float" office:value="2018.75" calcext:value-type="float">
            <text:p>2018.75</text:p>
          </table:table-cell>
          <table:table-cell office:value-type="float" office:value="643" calcext:value-type="float">
            <text:p>643</text:p>
          </table:table-cell>
          <table:table-cell office:value-type="float" office:value="408" calcext:value-type="float">
            <text:p>40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Iris Pro Graphics 6200 (BDW GT3, 5775C)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office:value-type="float" office:value="638" calcext:value-type="float">
            <text:p>638</text:p>
          </table:table-cell>
          <table:table-cell office:value-type="float" office:value="650" calcext:value-type="float">
            <text:p>65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HD Graphics 530 (SKL GT2, i7-6700K)</text:p>
          </table:table-cell>
          <table:table-cell table:formula="of:=2015+7/12" office:value-type="float" office:value="2015.58333333333" calcext:value-type="float">
            <text:p>2015.58333333333</text:p>
          </table:table-cell>
          <table:table-cell office:value-type="float" office:value="616" calcext:value-type="float">
            <text:p>616</text:p>
          </table:table-cell>
          <table:table-cell office:value-type="float" office:value="392" calcext:value-type="float">
            <text:p>39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</table:table>
      <table:table table:name="CPU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2"/>
        <table:table-column table:style-name="co2" table:number-columns-repeated="4" table:default-cell-style-name="ce2"/>
        <table:table-column table:style-name="co9" table:default-cell-style-name="Default"/>
        <table:table-column table:style-name="co2" table:number-columns-repeated="4" table:default-cell-style-name="ce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gle threaded</text:p>
          </table:table-cell>
          <table:table-cell/>
          <table:table-cell office:value-type="string" calcext:value-type="string">
            <text:p>num cores</text:p>
          </table:table-cell>
          <table:table-cell table:number-columns-repeated="3"/>
          <table:table-cell office:value-type="string" calcext:value-type="string" table:number-columns-spanned="3" table:number-rows-spanned="1">
            <text:p>single thread (GFLOPS)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max threads (GFLOPS)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num threads</text:p>
          </table:table-cell>
          <table:table-cell table:number-columns-repeated="3"/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mes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m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MD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Ryzen 9950X3D</text:p>
          </table:table-cell>
          <table:table-cell office:value-type="string" calcext:value-type="string">
            <text:p>;n=2x025+2/12</text:p>
          </table:table-cell>
          <table:table-cell office:value-type="string" calcext:value-type="string">
            <text:p>16/3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Zen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7950X3D</text:p>
          </table:table-cell>
          <table:table-cell table:formula="of:=2023+1/12" office:value-type="float" office:value="2023.08333333333" calcext:value-type="float">
            <text:p>2023.08333333333</text:p>
          </table:table-cell>
          <table:table-cell office:value-type="string" calcext:value-type="string">
            <text:p>16/32</text:p>
          </table:table-cell>
          <table:table-cell table:number-columns-repeated="4"/>
          <table:table-cell table:number-columns-repeated="2"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n 4</text:p>
          </table:table-cell>
          <table:table-cell office:value-type="string" calcext:value-type="string">
            <text:p>AVX,AVX2,AVX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zen 9 5950X</text:p>
          </table:table-cell>
          <table:table-cell table:formula="of:=2020+10/12" office:value-type="float" office:value="2020.83333333333" calcext:value-type="float">
            <text:p>2020.83333333333</text:p>
          </table:table-cell>
          <table:table-cell office:value-type="string" calcext:value-type="string">
            <text:p>16/32</text:p>
          </table:table-cell>
          <table:table-cell table:number-columns-repeated="4"/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n 3</text:p>
          </table:table-cell>
          <table:table-cell office:value-type="string" calcext:value-type="string">
            <text:p>AVX,AV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zen 9 3950X</text:p>
          </table:table-cell>
          <table:table-cell table:formula="of:=2019+10/12" office:value-type="float" office:value="2019.83333333333" calcext:value-type="float">
            <text:p>2019.83333333333</text:p>
          </table:table-cell>
          <table:table-cell office:value-type="string" calcext:value-type="string">
            <text:p>16/32</text:p>
          </table:table-cell>
          <table:table-cell table:number-columns-repeated="12"/>
          <table:table-cell office:value-type="string" calcext:value-type="string">
            <text:p>Zen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7 2700X</text:p>
          </table:table-cell>
          <table:table-cell table:formula="of:=2018+3/12" office:value-type="float" office:value="2018.25" calcext:value-type="float">
            <text:p>2018.25</text:p>
          </table:table-cell>
          <table:table-cell office:value-type="string" calcext:value-type="string">
            <text:p>8/16</text:p>
          </table:table-cell>
          <table:table-cell table:number-columns-repeated="12"/>
          <table:table-cell office:value-type="string" calcext:value-type="string">
            <text:p>Zen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-9800</text:p>
          </table:table-cell>
          <table:table-cell table:formula="of:=2016+8/12" office:value-type="float" office:value="2016.66666666667" calcext:value-type="float">
            <text:p>2016.66666666667</text:p>
          </table:table-cell>
          <table:table-cell office:value-type="string" calcext:value-type="string">
            <text:p>[2] 4/4</text:p>
          </table:table-cell>
          <table:table-cell table:number-columns-repeated="4"/>
          <table:table-cell office:value-type="float" office:value="6.32" calcext:value-type="float">
            <text:p>6.32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h - Excavator</text:p>
          </table:table-cell>
          <table:table-cell office:value-type="string" calcext:value-type="string">
            <text:p>AVX,AV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X-9590</text:p>
          </table:table-cell>
          <table:table-cell table:formula="of:=2013+6/12" office:value-type="float" office:value="2013.5" calcext:value-type="float">
            <text:p>2013.5</text:p>
          </table:table-cell>
          <table:table-cell office:value-type="string" calcext:value-type="string">
            <text:p>[4] 8/8</text:p>
          </table:table-cell>
          <table:table-cell table:number-columns-repeated="4"/>
          <table:table-cell office:value-type="float" office:value="7.4" calcext:value-type="float">
            <text:p>7.4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.2" calcext:value-type="float">
            <text:p>53.2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h - Piledriver</text:p>
          </table:table-cell>
          <table:table-cell office:value-type="string" calcext:value-type="string">
            <text:p>MMX,SSE1,2,3,3s,4.1,4.2,4a,CLMUL,AVX,XOP,FMA3,FMA4,CVT16/F16C,BMI1,ABM,TBMAV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enom II X6 1100T</text:p>
          </table:table-cell>
          <table:table-cell table:formula="of:=2010+11/12" office:value-type="float" office:value="2010.91666666667" calcext:value-type="float">
            <text:p>2010.91666666667</text:p>
          </table:table-cell>
          <table:table-cell office:value-type="string" calcext:value-type="string">
            <text:p>6/6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.2" calcext:value-type="float">
            <text:p>19.2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MX,SSE,SSE2,SSE3,SSE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hlon 64 X2 6400+</text:p>
          </table:table-cell>
          <table:table-cell table:formula="of:=2007+7/12" office:value-type="float" office:value="2007.58333333333" calcext:value-type="float">
            <text:p>2007.58333333333</text:p>
          </table:table-cell>
          <table:table-cell office:value-type="string" calcext:value-type="string">
            <text:p>2/2</text:p>
          </table:table-cell>
          <table:table-cell table:number-columns-repeated="12"/>
          <table:table-cell office:value-type="string" calcext:value-type="string">
            <text:p>K8</text:p>
          </table:table-cell>
          <table:table-cell office:value-type="string" calcext:value-type="string">
            <text:p>MMX,SSE,SSE2,SSE3,3DNow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hlon XP 3200+</text:p>
          </table:table-cell>
          <table:table-cell table:formula="of:=2003+9/12" office:value-type="float" office:value="2003.75" calcext:value-type="float">
            <text:p>2003.75</text:p>
          </table:table-cell>
          <table:table-cell office:value-type="string" calcext:value-type="string">
            <text:p>1/1</text:p>
          </table:table-cell>
          <table:table-cell table:number-columns-repeated="12"/>
          <table:table-cell office:value-type="string" calcext:value-type="string">
            <text:p>K7</text:p>
          </table:table-cell>
          <table:table-cell office:value-type="string" calcext:value-type="string">
            <text:p>MMX,SSE,Enhanced 3DNow!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 calcext:value-type="string">
            <text:p>Intel</text:p>
          </table:table-cell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style-name="ce5" office:value-type="string" calcext:value-type="string">
            <text:p>285K</text:p>
          </table:table-cell>
          <table:table-cell office:value-type="string" calcext:value-type="string">
            <text:p>;=2024+9/12</text:p>
          </table:table-cell>
          <table:table-cell office:value-type="string" calcext:value-type="string">
            <text:p>8/8+16/16</text:p>
          </table:table-cell>
          <table:table-cell office:value-type="string" calcext:value-type="string">
            <text:p>3.7+3.2</text:p>
          </table:table-cell>
          <table:table-cell office:value-type="string" calcext:value-type="string">
            <text:p>5.7+4.6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5" office:value-type="string" calcext:value-type="string">
            <text:p>i9-12900KS</text:p>
          </table:table-cell>
          <table:table-cell table:formula="of:=2022+3/12" office:value-type="float" office:value="2022.25" calcext:value-type="float">
            <text:p>2022.25</text:p>
          </table:table-cell>
          <table:table-cell office:value-type="string" calcext:value-type="string">
            <text:p>8/16+8/8</text:p>
          </table:table-cell>
          <table:table-cell office:value-type="string" calcext:value-type="string">
            <text:p>3.4+2.5</text:p>
          </table:table-cell>
          <table:table-cell office:value-type="string" calcext:value-type="string">
            <text:p>5.5+4.0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5" office:value-type="string" calcext:value-type="string">
            <text:p>i9-11900K</text:p>
          </table:table-cell>
          <table:table-cell table:formula="of:=2021+2/12" office:value-type="float" office:value="2021.16666666667" calcext:value-type="float">
            <text:p>2021.16666666667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.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5" office:value-type="string" calcext:value-type="string">
            <text:p>i9-10900K</text:p>
          </table:table-cell>
          <table:table-cell table:formula="of:=2020+3/12" office:value-type="float" office:value="2020.25" calcext:value-type="float">
            <text:p>2020.2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.3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i9-9900KS</text:p>
          </table:table-cell>
          <table:table-cell table:formula="of:=2019+9/12" office:value-type="float" office:value="2019.75" calcext:value-type="float">
            <text:p>2019.7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i9-9900K</text:p>
          </table:table-cell>
          <table:table-cell table:formula="of:=2018+9/12" office:value-type="float" office:value="2018.75" calcext:value-type="float">
            <text:p>2018.7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0</text:p>
          </table:table-cell>
          <table:table-cell table:number-columns-repeated="2"/>
          <table:table-cell table:number-columns-repeated="2"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X,AVX2</text:p>
          </table:table-cell>
          <table:table-cell office:value-type="string" calcext:value-type="string">
            <text:p>AVX512 in Rocket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7-8086K</text:p>
          </table:table-cell>
          <table:table-cell table:formula="of:=2018+5/12" office:value-type="float" office:value="2018.41666666667" calcext:value-type="float">
            <text:p>2018.41666666667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7-7700K</text:p>
          </table:table-cell>
          <table:table-cell table:formula="of:=2017+0/12" office:value-type="float" office:value="2017" calcext:value-type="float">
            <text:p>201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7-6700K</text:p>
          </table:table-cell>
          <table:table-cell table:formula="of:=2015+7/12" office:value-type="float" office:value="2015.58333333333" calcext:value-type="float">
            <text:p>2015.58333333333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ylake</text:p>
          </table:table-cell>
          <table:table-cell office:value-type="string" calcext:value-type="string">
            <text:p>AVX,AV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-5775C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float" office:value="9.76" calcext:value-type="float">
            <text:p>9.76</text:p>
          </table:table-cell>
          <table:table-cell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.7" calcext:value-type="float">
            <text:p>75.7</text:p>
          </table:table-cell>
          <table:table-cell office:value-type="float" office:value="75.1" calcext:value-type="float">
            <text:p>7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AVX,AV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-4790K</text:p>
          </table:table-cell>
          <table:table-cell table:formula="of:=2014+5/12" office:value-type="float" office:value="2014.41666666667" calcext:value-type="float">
            <text:p>2014.4166666666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4</text:p>
          </table:table-cell>
          <table:table-cell table:number-columns-repeated="2"/>
          <table:table-cell table:number-columns-repeated="2"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9.3" calcext:value-type="float">
            <text:p>6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well</text:p>
          </table:table-cell>
          <table:table-cell office:value-type="string" calcext:value-type="string">
            <text:p>AVX,AVX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-3770K</text:p>
          </table:table-cell>
          <table:table-cell table:formula="of:=2012+3/12" office:value-type="float" office:value="2012.25" calcext:value-type="float">
            <text:p>2012.25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float" office:value="6.89" calcext:value-type="float">
            <text:p>6.89</text:p>
          </table:table-cell>
          <table:table-cell office:value-type="float" office:value="6.86" calcext:value-type="float">
            <text:p>6.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.4" calcext:value-type="float">
            <text:p>54.4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vy Bridge</text:p>
          </table:table-cell>
          <table:table-cell office:value-type="string" calcext:value-type="string">
            <text:p>AV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-2700K</text:p>
          </table:table-cell>
          <table:table-cell table:formula="of:=2011+9/12" office:value-type="float" office:value="2011.75" calcext:value-type="float">
            <text:p>2011.75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.1" calcext:value-type="float">
            <text:p>56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AV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-990X</text:p>
          </table:table-cell>
          <table:table-cell table:formula="of:=2011+1/12" office:value-type="float" office:value="2011.08333333333" calcext:value-type="float">
            <text:p>2011.08333333333</text:p>
          </table:table-cell>
          <table:table-cell office:value-type="string" calcext:value-type="string">
            <text:p>6/12</text:p>
          </table:table-cell>
          <table:table-cell table:number-columns-repeated="12"/>
          <table:table-cell office:value-type="string" calcext:value-type="string">
            <text:p>Westmere</text:p>
          </table:table-cell>
          <table:table-cell office:value-type="string" calcext:value-type="string">
            <text:p>MMX,SSE,SSE2,SSE3,SSSE3,SSE4,SSE4.1,SSE4.2,CLM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 2 Duo 3.33GHz</text:p>
          </table:table-cell>
          <table:table-cell table:formula="of:=2008+7/12" office:value-type="float" office:value="2008.58333333333" calcext:value-type="float">
            <text:p>2008.58333333333</text:p>
          </table:table-cell>
          <table:table-cell office:value-type="string" calcext:value-type="string">
            <text:p>2/2</text:p>
          </table:table-cell>
          <table:table-cell table:number-columns-repeated="12"/>
          <table:table-cell office:value-type="string" calcext:value-type="string">
            <text:p>Penry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2 Quad 3.2GHz</text:p>
          </table:table-cell>
          <table:table-cell table:formula="of:=2008+2/12" office:value-type="float" office:value="2008.16666666667" calcext:value-type="float">
            <text:p>2008.16666666667</text:p>
          </table:table-cell>
          <table:table-cell office:value-type="string" calcext:value-type="string">
            <text:p>4/4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table:number-columns-repeated="4"/>
          <table:table-cell office:value-type="string" calcext:value-type="string">
            <text:p>Penry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ium D 3.73GHz</text:p>
          </table:table-cell>
          <table:table-cell table:formula="of:=2006+2/12" office:value-type="float" office:value="2006.16666666667" calcext:value-type="float">
            <text:p>2006.16666666667</text:p>
          </table:table-cell>
          <table:table-cell office:value-type="string" calcext:value-type="string">
            <text:p>2/4</text:p>
          </table:table-cell>
          <table:table-cell table:number-columns-repeated="4"/>
          <table:table-cell office:value-type="float" office:value="2.45" calcext:value-type="float">
            <text:p>2.45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06" calcext:value-type="float">
            <text:p>7.06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burst - Presler</text:p>
          </table:table-cell>
          <table:table-cell office:value-type="string" calcext:value-type="string">
            <text:p>MMX,SSE,SSE2,SS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4 HT 3.8GHz</text:p>
          </table:table-cell>
          <table:table-cell table:formula="of:=2005+4/12" office:value-type="float" office:value="2005.33333333333" calcext:value-type="float">
            <text:p>2005.33333333333</text:p>
          </table:table-cell>
          <table:table-cell office:value-type="string" calcext:value-type="string">
            <text:p>1/2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56" calcext:value-type="float">
            <text:p>3.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etburst - Prescott 2M</text:p>
          </table:table-cell>
          <table:table-cell office:value-type="string" calcext:value-type="string">
            <text:p>MMX,SSE,SSE2,SSE3(Prescott)</text:p>
          </table:table-cell>
          <table:table-cell table:number-columns-repeated="2"/>
          <table:table-cell office:value-type="string" calcext:value-type="string">
            <text:p>GA-8I865GME-775-RH Rev39: má 2GB, 2xSATA, VGA, AGP</text:p>
          </table:table-cell>
        </table:table-row>
        <table:table-row table:style-name="ro1">
          <table:table-cell office:value-type="string" calcext:value-type="string">
            <text:p>Pentium 3 1.4GHz</text:p>
          </table:table-cell>
          <table:table-cell table:formula="of:=2002+0/12" office:value-type="float" office:value="2002" calcext:value-type="float">
            <text:p>2002</text:p>
          </table:table-cell>
          <table:table-cell office:value-type="string" calcext:value-type="string">
            <text:p>1/1</text:p>
          </table:table-cell>
          <table:table-cell table:number-columns-repeated="12"/>
          <table:table-cell office:value-type="string" calcext:value-type="string">
            <text:p>P6 - Tualatin</text:p>
          </table:table-cell>
          <table:table-cell office:value-type="string" calcext:value-type="string">
            <text:p>MMX,SSE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napdragon 8cx Gen3 @3.0GHz (4xCortex-X1@3.0GHz, 4xCortex-A78@2.4GHz)</text:p>
          </table:table-cell>
          <table:table-cell table:formula="of:=2021+1/12" office:value-type="float" office:value="2021.08333333333" calcext:value-type="float">
            <text:p>2021.08333333333</text:p>
          </table:table-cell>
          <table:table-cell table:number-columns-repeated="4"/>
          <table:table-cell office:value-type="float" office:value="10.2" calcext:value-type="float">
            <text:p>10.2</text:p>
          </table:table-cell>
          <table:table-cell office:value-type="float" office:value="4.51" calcext:value-type="float">
            <text:p>4.51</text:p>
          </table:table-cell>
          <table:table-cell office:value-type="float" office:value="4.49" calcext:value-type="float">
            <text:p>4.49</text:p>
          </table:table-cell>
          <table:table-cell table:number-columns-repeated="2"/>
          <table:table-cell office:value-type="float" office:value="59.1" calcext:value-type="float">
            <text:p>59.1</text:p>
          </table:table-cell>
          <table:table-cell office:value-type="float" office:value="28" calcext:value-type="float">
            <text:p>28</text:p>
          </table:table-cell>
          <table:table-cell office:value-type="float" office:value="28.2" calcext:value-type="float">
            <text:p>28.2</text:p>
          </table:table-cell>
          <table:table-cell table:number-columns-repeated="6"/>
        </table:table-row>
        <table:table-row table:style-name="ro1" table:number-rows-repeated="7">
          <table:table-cell table:number-columns-repeated="20"/>
        </table:table-row>
        <table:table-row table:style-name="ro1">
          <table:table-cell>
            <draw:frame draw:z-index="0" draw:style-name="gr1" draw:text-style-name="P1" svg:width="6.2976in" svg:height="3.5425in" svg:x="1.0201in" svg:y="0.0126in">
              <draw:object draw:notify-on-update-of-ranges="CPU.A4:CPU.A46 CPU.B4:CPU.B46 CPU.O2:CPU.O2 CPU.O4:CPU.O46 CPU.B4:CPU.B14 CPU.A3:CPU.A3 CPU.H4:CPU.H14 CPU.B16:CPU.B34 CPU.A15:CPU.A15 CPU.H16:CPU.H3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5"/>
          <table:table-cell>
            <draw:frame draw:z-index="1" draw:style-name="gr1" draw:text-style-name="P1" svg:width="6.2976in" svg:height="3.5425in" svg:x="0.724in" svg:y="0.076in">
              <draw:object draw:notify-on-update-of-ranges="CPU.A4:CPU.A46 CPU.B4:CPU.B46 CPU.O2:CPU.O2 CPU.O4:CPU.O46 CPU.B4:CPU.B14 CPU.A3:CPU.A3 CPU.M4:CPU.M14 CPU.B16:CPU.B34 CPU.A15:CPU.A15 CPU.M16:CPU.M3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04853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0:14:54.10710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6T16:26:18.656000000</meta:creation-date>
    <dc:date>2025-10-23T18:30:33.715777600</dc:date>
    <meta:editing-duration>P5DT12H1M45S</meta:editing-duration>
    <meta:editing-cycles>31</meta:editing-cycles>
    <meta:generator>LibreOffice/25.8.0.4$Windows_X86_64 LibreOffice_project/48f00303701489684e67c38c28aff00cd5929e67</meta:generator>
    <meta:document-statistic meta:table-count="4" meta:cell-count="438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 style:rotation-angle="90"/>
      <style:graphic-properties svg:stroke-width="0.08cm" svg:stroke-color="#ff420e" draw:fill-color="#ff420e"/>
      <style:text-properties style:text-outline="true"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209cm" svg:y="0.314cm" chart:style-name="ch2">
          <text:p>Nvidia Graphics Cards Performance</text:p>
        </chart:title>
        <chart:legend chart:legend-position="end" svg:x="13.58cm" svg:y="3.702cm" style:legend-expansion="high" chart:style-name="ch3"/>
        <chart:plot-area chart:style-name="ch4" svg:x="1.317cm" svg:y="1.286cm" svg:width="11.944cm" svg:height="6.566cm">
          <chart:coordinate-region svg:x="2.164cm" svg:y="1.485cm" svg:width="10.698cm" svg:height="5.72cm"/>
          <chart:axis chart:dimension="x" chart:name="primary-x" chart:style-name="ch5" chartooo:axis-type="auto">
            <chart:title svg:x="5.882cm" svg:y="8.032cm" chart:style-name="ch6">
              <text:p><text:span text:style-name="T1">year of introduction</text:span></text:p>
            </chart:title>
            <chart:categories table:cell-range-address="Nvidia.A2:Nvidia.A6"/>
          </chart:axis>
          <chart:axis chart:dimension="y" chart:name="primary-y" chart:style-name="ch5">
            <chart:title svg:x="0.451cm" svg:y="5.244cm" chart:style-name="ch7">
              <text:p><text:span text:style-name="T1">TFLOPS</text:span></text:p>
            </chart:title>
            <chart:grid chart:style-name="ch8" chart:class="major"/>
          </chart:axis>
          <chart:series chart:style-name="ch9" chart:values-cell-range-address="Nvidia.C2:Nvidia.C6" chart:label-cell-address="Nvidia.C1:Nvidia.C1" chart:class="chart:scatter">
            <chart:domain table:cell-range-address="Nvidia.B2:Nvidia.B6"/>
            <chart:data-point chart:repeated="5"/>
          </chart:series>
          <chart:series chart:style-name="ch10" chart:values-cell-range-address="Nvidia.D2:Nvidia.D6" chart:label-cell-address="Nvidia.D1:Nvidia.D1" chart:class="chart:scatter">
            <chart:data-point chart:repeated="5"/>
          </chart:series>
          <chart:series chart:style-name="ch11" chart:values-cell-range-address="Nvidia.E2:Nvidia.E6" chart:label-cell-address="Nvidia.E1:Nvidia.E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Nvidia.C1:Nvidia.C1</svg:desc>
                </draw:g>
              </table:table-cell>
              <table:table-cell office:value-type="string">
                <text:p>float</text:p>
                <draw:g>
                  <svg:desc>Nvidia.D1:Nvidia.D1</svg:desc>
                </draw:g>
              </table:table-cell>
              <table:table-cell office:value-type="string">
                <text:p>double</text:p>
                <draw:g>
                  <svg:desc>Nvidia.E1:Nvi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Force RTX 4090</text:p>
                <draw:g>
                  <svg:desc>Nvidia.A2:Nvidia.A6</svg:desc>
                </draw:g>
              </table:table-cell>
              <table:table-cell office:value-type="float" office:value="2022.75">
                <text:p>2022.75</text:p>
                <draw:g>
                  <svg:desc>Nvidia.B2:Nvidia.B6</svg:desc>
                </draw:g>
              </table:table-cell>
              <table:table-cell office:value-type="float" office:value="90.9">
                <text:p>90.9</text:p>
                <draw:g>
                  <svg:desc>Nvidia.C2:Nvidia.C6</svg:desc>
                </draw:g>
              </table:table-cell>
              <table:table-cell office:value-type="float" office:value="45.5">
                <text:p>45.5</text:p>
                <draw:g>
                  <svg:desc>Nvidia.D2:Nvidia.D6</svg:desc>
                </draw:g>
              </table:table-cell>
              <table:table-cell office:value-type="float" office:value="1.41">
                <text:p>1.41</text:p>
                <draw:g>
                  <svg:desc>Nvidia.E2:Nvidia.E6</svg:desc>
                </draw:g>
              </table:table-cell>
            </table:table-row>
            <table:table-row>
              <table:table-cell office:value-type="string">
                <text:p>GeForce RTX 2080 Ti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2.3">
                <text:p>32.3</text:p>
              </table:table-cell>
              <table:table-cell office:value-type="float" office:value="15.1">
                <text:p>15.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GeForce GTX 1080 Ti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GeForce GTX 980 Ti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GeForce GTX 780 Ti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278">
                <text:p>0.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1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title svg:x="4.276cm" svg:y="0.314cm" chart:style-name="ch2">
          <text:p><text:span text:style-name="T1">Nvidia Graphics Cards Performance</text:span></text:p>
        </chart:title>
        <chart:legend chart:legend-position="end" svg:x="13.58cm" svg:y="3.697cm" style:legend-expansion="high" chart:style-name="ch3"/>
        <chart:plot-area chart:style-name="ch4" svg:x="1.317cm" svg:y="1.286cm" svg:width="11.944cm" svg:height="6.556cm">
          <chart:coordinate-region svg:x="2.165cm" svg:y="1.485cm" svg:width="10.698cm" svg:height="5.71cm"/>
          <chart:axis chart:dimension="x" chart:name="primary-x" chart:style-name="ch5" chartooo:axis-type="auto">
            <chart:title svg:x="5.882cm" svg:y="8.022cm" chart:style-name="ch6">
              <text:p><text:span text:style-name="T2">year of introduction</text:span></text:p>
            </chart:title>
            <chart:categories table:cell-range-address="Nvidia.A2:Nvidia.A13"/>
          </chart:axis>
          <chart:axis chart:dimension="y" chart:name="primary-y" chart:style-name="ch7">
            <chart:title svg:x="0.451cm" svg:y="5.239cm" chart:style-name="ch8">
              <text:p><text:span text:style-name="T2">TFLOPS</text:span></text:p>
            </chart:title>
            <chart:grid chart:style-name="ch9" chart:class="major"/>
          </chart:axis>
          <chart:series chart:style-name="ch10" chart:values-cell-range-address="Nvidia.C2:Nvidia.C13" chart:label-cell-address="Nvidia.C1:Nvidia.C1" chart:class="chart:scatter">
            <chart:domain table:cell-range-address="Nvidia.B2:Nvidia.B13"/>
            <chart:data-point chart:repeated="12"/>
          </chart:series>
          <chart:series chart:style-name="ch11" chart:values-cell-range-address="Nvidia.H2:Nvidia.H13" loext:hide-legend="true" chart:label-cell-address="Nvidia.H1:Nvidia.H1" chart:class="chart:scatter">
            <chart:domain table:cell-range-address="Nvidia.G2:Nvidia.G13"/>
            <chart:data-point chart:repeated="12"/>
          </chart:series>
          <chart:series chart:style-name="ch12" chart:values-cell-range-address="Nvidia.F2:Nvidia.F13" loext:hide-legend="true" chart:label-cell-address="Nvidia.F1:Nvidia.F1" chart:class="chart:scatter">
            <chart:data-point chart:repeated="12"/>
          </chart:series>
          <chart:series chart:style-name="ch13" chart:values-cell-range-address="Nvidia.D2:Nvidia.D13" chart:label-cell-address="Nvidia.D1:Nvidia.D1" chart:class="chart:scatter">
            <chart:data-point chart:repeated="12"/>
          </chart:series>
          <chart:series chart:style-name="ch14" chart:values-cell-range-address="Nvidia.E2:Nvidia.E13" chart:label-cell-address="Nvidia.E1:Nvidia.E1" chart:class="chart:scatte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Nvidia.C1:Nvidia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ames</text:p>
                <draw:g>
                  <svg:desc>Nvidia.H1:Nvidia.H1</svg:desc>
                </draw:g>
              </table:table-cell>
              <table:table-cell office:value-type="string">
                <text:p>points</text:p>
                <draw:g>
                  <svg:desc>Nvidia.F1:Nvidia.F1</svg:desc>
                </draw:g>
              </table:table-cell>
              <table:table-cell office:value-type="string">
                <text:p>float</text:p>
                <draw:g>
                  <svg:desc>Nvidia.D1:Nvidia.D1</svg:desc>
                </draw:g>
              </table:table-cell>
              <table:table-cell office:value-type="string">
                <text:p>double</text:p>
                <draw:g>
                  <svg:desc>Nvidia.E1:Nvi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Force RTX 4090</text:p>
                <draw:g>
                  <svg:desc>Nvidia.A2:Nvidia.A13</svg:desc>
                </draw:g>
              </table:table-cell>
              <table:table-cell office:value-type="float" office:value="2022.75">
                <text:p>2022.75</text:p>
                <draw:g>
                  <svg:desc>Nvidia.B2:Nvidia.B13</svg:desc>
                </draw:g>
              </table:table-cell>
              <table:table-cell office:value-type="float" office:value="90.9">
                <text:p>90.9</text:p>
                <draw:g>
                  <svg:desc>Nvidia.C2:Nvidia.C13</svg:desc>
                </draw:g>
              </table:table-cell>
              <table:table-cell office:value-type="float" office:value="2023.1">
                <text:p>2023.1</text:p>
                <draw:g>
                  <svg:desc>Nvidia.G2:Nvidia.G13</svg:desc>
                </draw:g>
              </table:table-cell>
              <table:table-cell office:value-type="float" office:value="0">
                <text:p>0</text:p>
                <draw:g>
                  <svg:desc>Nvidia.H2:Nvidia.H13</svg:desc>
                </draw:g>
              </table:table-cell>
              <table:table-cell office:value-type="float" office:value="0">
                <text:p>0</text:p>
                <draw:g>
                  <svg:desc>Nvidia.F2:Nvidia.F13</svg:desc>
                </draw:g>
              </table:table-cell>
              <table:table-cell office:value-type="float" office:value="45.5">
                <text:p>45.5</text:p>
                <draw:g>
                  <svg:desc>Nvidia.D2:Nvidia.D13</svg:desc>
                </draw:g>
              </table:table-cell>
              <table:table-cell office:value-type="float" office:value="1.41">
                <text:p>1.41</text:p>
                <draw:g>
                  <svg:desc>Nvidia.E2:Nvidia.E13</svg:desc>
                </draw:g>
              </table:table-cell>
            </table:table-row>
            <table:table-row>
              <table:table-cell office:value-type="string">
                <text:p>GeForce RTX 2080 Ti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2.3">
                <text:p>32.3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6.3">
                <text:p>36.3</text:p>
              </table:table-cell>
              <table:table-cell office:value-type="float" office:value="0">
                <text:p>0</text:p>
              </table:table-cell>
              <table:table-cell office:value-type="float" office:value="15.1">
                <text:p>15.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GeForce GTX 1080 Ti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GeForce GTX 980 Ti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GeForce GTX 780 Ti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GeForce GTX 680</text:p>
              </table:table-cell>
              <table:table-cell office:value-type="float" office:value="2012.16666666667">
                <text:p>2012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2.16666666667">
                <text:p>2012.16666666667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338cm" svg:y="0.314cm" chart:style-name="ch2">
          <text:p><text:span text:style-name="T1">AMD Graphics Cards Performance</text:span></text:p>
        </chart:title>
        <chart:legend chart:legend-position="end" svg:x="13.58cm" svg:y="3.702cm" style:legend-expansion="high" chart:style-name="ch3"/>
        <chart:plot-area chart:style-name="ch4" svg:x="1.317cm" svg:y="1.286cm" svg:width="11.944cm" svg:height="6.566cm">
          <chart:coordinate-region svg:x="1.966cm" svg:y="1.485cm" svg:width="10.897cm" svg:height="5.72cm"/>
          <chart:axis chart:dimension="x" chart:name="primary-x" chart:style-name="ch5" chartooo:axis-type="auto">
            <chart:title svg:x="5.882cm" svg:y="8.032cm" chart:style-name="ch6">
              <text:p><text:span text:style-name="T2">year of introduction</text:span></text:p>
            </chart:title>
            <chart:categories table:cell-range-address="AMD.A2:AMD.A14"/>
          </chart:axis>
          <chart:axis chart:dimension="y" chart:name="primary-y" chart:style-name="ch7">
            <chart:title svg:x="0.451cm" svg:y="5.244cm" chart:style-name="ch8">
              <text:p><text:span text:style-name="T2">TFLOPS</text:span></text:p>
            </chart:title>
            <chart:grid chart:style-name="ch9" chart:class="major"/>
          </chart:axis>
          <chart:series chart:style-name="ch10" chart:values-cell-range-address="AMD.C2:AMD.C14" chart:label-cell-address="AMD.C1:AMD.C1" chart:class="chart:scatter">
            <chart:domain table:cell-range-address="AMD.B2:AMD.B14"/>
            <chart:data-point chart:repeated="13"/>
          </chart:series>
          <chart:series chart:style-name="ch11" chart:values-cell-range-address="AMD.H2:AMD.H14" loext:hide-legend="true" chart:label-cell-address="AMD.H1:AMD.H1" chart:class="chart:scatter">
            <chart:domain table:cell-range-address="AMD.G2:AMD.G14"/>
            <chart:data-point chart:repeated="2"/>
            <chart:data-point chart:style-name="ch12" chart:repeated="2"/>
            <chart:data-point chart:repeated="9"/>
          </chart:series>
          <chart:series chart:style-name="ch13" chart:values-cell-range-address="AMD.F2:AMD.F14" loext:hide-legend="true" chart:label-cell-address="AMD.F1:AMD.F1" chart:class="chart:scatter">
            <chart:data-point chart:repeated="13"/>
          </chart:series>
          <chart:series chart:style-name="ch14" chart:values-cell-range-address="AMD.D2:AMD.D14" chart:label-cell-address="AMD.D1:AMD.D1" chart:class="chart:scatter">
            <chart:data-point chart:repeated="13"/>
          </chart:series>
          <chart:series chart:style-name="ch15" chart:values-cell-range-address="AMD.E2:AMD.E14" chart:label-cell-address="AMD.E1:AMD.E1" chart:class="chart:scatte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AMD.C1:AMD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ames</text:p>
                <draw:g>
                  <svg:desc>AMD.H1:AMD.H1</svg:desc>
                </draw:g>
              </table:table-cell>
              <table:table-cell office:value-type="string">
                <text:p>points</text:p>
                <draw:g>
                  <svg:desc>AMD.F1:AMD.F1</svg:desc>
                </draw:g>
              </table:table-cell>
              <table:table-cell office:value-type="string">
                <text:p>float</text:p>
                <draw:g>
                  <svg:desc>AMD.D1:AMD.D1</svg:desc>
                </draw:g>
              </table:table-cell>
              <table:table-cell office:value-type="string">
                <text:p>double</text:p>
                <draw:g>
                  <svg:desc>AMD.E1:AM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MD.A2:AMD.A14</svg:desc>
                </draw:g>
              </table:table-cell>
              <table:table-cell office:value-type="float" office:value="NaN">
                <text:p>NaN</text:p>
                <draw:g>
                  <svg:desc>AMD.B2:AMD.B14</svg:desc>
                </draw:g>
              </table:table-cell>
              <table:table-cell office:value-type="float" office:value="NaN">
                <text:p>NaN</text:p>
                <draw:g>
                  <svg:desc>AMD.C2:AMD.C14</svg:desc>
                </draw:g>
              </table:table-cell>
              <table:table-cell office:value-type="float" office:value="NaN">
                <text:p>NaN</text:p>
                <draw:g>
                  <svg:desc>AMD.G2:AMD.G14</svg:desc>
                </draw:g>
              </table:table-cell>
              <table:table-cell office:value-type="float" office:value="NaN">
                <text:p>NaN</text:p>
                <draw:g>
                  <svg:desc>AMD.H2:AMD.H14</svg:desc>
                </draw:g>
              </table:table-cell>
              <table:table-cell office:value-type="float" office:value="NaN">
                <text:p>NaN</text:p>
                <draw:g>
                  <svg:desc>AMD.F2:AMD.F14</svg:desc>
                </draw:g>
              </table:table-cell>
              <table:table-cell office:value-type="float" office:value="NaN">
                <text:p>NaN</text:p>
                <draw:g>
                  <svg:desc>AMD.D2:AMD.D14</svg:desc>
                </draw:g>
              </table:table-cell>
              <table:table-cell office:value-type="float" office:value="NaN">
                <text:p>NaN</text:p>
                <draw:g>
                  <svg:desc>AMD.E2:AMD.E14</svg:desc>
                </draw:g>
              </table:table-cell>
            </table:table-row>
            <table:table-row>
              <table:table-cell office:value-type="string">
                <text:p>Radeon RX 7900 XTX</text:p>
              </table:table-cell>
              <table:table-cell office:value-type="float" office:value="2022.91666666667">
                <text:p>2022.91666666667</text:p>
              </table:table-cell>
              <table:table-cell office:value-type="float" office:value="24.4">
                <text:p>24.4</text:p>
              </table:table-cell>
              <table:table-cell office:value-type="float" office:value="2023.16666666667">
                <text:p>2023.166666666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4.4">
                <text:p>24.4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Radeon RX 6950 XT</text:p>
              </table:table-cell>
              <table:table-cell office:value-type="float" office:value="2022.33333333333">
                <text:p>2022.33333333333</text:p>
              </table:table-cell>
              <table:table-cell office:value-type="float" office:value="52.6">
                <text:p>52.6</text:p>
              </table:table-cell>
              <table:table-cell office:value-type="float" office:value="2022.08333333333">
                <text:p>2022.083333333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7.2">
                <text:p>27.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Radeon RX 5700 XT</text:p>
              </table:table-cell>
              <table:table-cell office:value-type="float" office:value="2019.5">
                <text:p>2019.5</text:p>
              </table:table-cell>
              <table:table-cell office:value-type="float" office:value="18.4">
                <text:p>18.4</text:p>
              </table:table-cell>
              <table:table-cell office:value-type="float" office:value="2019.5">
                <text:p>2019.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96">
                <text:p>9.9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adeon RX 590</text:p>
              </table:table-cell>
              <table:table-cell office:value-type="float" office:value="2018.83333333333">
                <text:p>2018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8.83333333333">
                <text:p>2018.8333333333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.13">
                <text:p>7.13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Radeon RX Vega 64 Liquid</text:p>
              </table:table-cell>
              <table:table-cell office:value-type="float" office:value="2017.58333333333">
                <text:p>2017.58333333333</text:p>
              </table:table-cell>
              <table:table-cell office:value-type="float" office:value="13.2">
                <text:p>13.2</text:p>
              </table:table-cell>
              <table:table-cell office:value-type="float" office:value="2017.58333333333">
                <text:p>2017.5833333333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.3">
                <text:p>14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Radeon RX 480</text:p>
              </table:table-cell>
              <table:table-cell office:value-type="float" office:value="2016.41666666667">
                <text:p>2016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6.41666666667">
                <text:p>2016.4166666666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Radeon R9 Fury X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.31">
                <text:p>8.3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Radeon R9 290X</text:p>
              </table:table-cell>
              <table:table-cell office:value-type="float" office:value="2013.75">
                <text:p>2013.75</text:p>
              </table:table-cell>
              <table:table-cell office:value-type="float" office:value="NaN">
                <text:p>NaN</text:p>
              </table:table-cell>
              <table:table-cell office:value-type="float" office:value="2013.75">
                <text:p>2013.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Radeon HD 7970 GHz Edition</text:p>
              </table:table-cell>
              <table:table-cell office:value-type="float" office:value="2012.41666666667">
                <text:p>2012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2.41666666667">
                <text:p>2012.4166666666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3.411cm" svg:y="0.314cm" chart:style-name="ch2">
          <text:p><text:span text:style-name="T1">CPU Performance (single threaded, float32)</text:span>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1.965cm" svg:y="1.485cm" svg:width="11.176cm" svg:height="5.72cm"/>
          <chart:axis chart:dimension="x" chart:name="primary-x" chart:style-name="ch5" chartooo:axis-type="auto">
            <chart:title svg:x="6.021cm" svg:y="8.032cm" chart:style-name="ch6">
              <text:p><text:span text:style-name="T2">year of introduction</text:span></text:p>
            </chart:title>
            <chart:categories table:cell-range-address="CPU.A4:CPU.A46"/>
          </chart:axis>
          <chart:axis chart:dimension="y" chart:name="primary-y" chart:style-name="ch7">
            <chart:title svg:x="0.451cm" svg:y="5.27cm" chart:style-name="ch8">
              <text:p><text:span text:style-name="T2">GFLOPS</text:span></text:p>
            </chart:title>
            <chart:grid chart:style-name="ch9" chart:class="major"/>
          </chart:axis>
          <chart:series chart:style-name="ch10" chart:values-cell-range-address="CPU.O4:CPU.O46" loext:hide-legend="true" chart:label-cell-address="CPU.O2:CPU.O2" chart:class="chart:scatter">
            <chart:domain table:cell-range-address="CPU.B4:CPU.B46"/>
            <chart:data-point chart:repeated="43"/>
          </chart:series>
          <chart:series chart:style-name="ch11" chart:values-cell-range-address="CPU.H4:CPU.H14" chart:label-cell-address="CPU.A3:CPU.A3" chart:class="chart:scatter">
            <chart:domain table:cell-range-address="CPU.B4:CPU.B14"/>
            <chart:data-point chart:repeated="11"/>
          </chart:series>
          <chart:series chart:style-name="ch12" chart:values-cell-range-address="CPU.H16:CPU.H34" chart:label-cell-address="CPU.A15:CPU.A15" chart:class="chart:scatter">
            <chart:domain table:cell-range-address="CPU.B16:CPU.B34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me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5:CPU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46</svg:desc>
                </draw:g>
              </table:table-cell>
              <table:table-cell office:value-type="float" office:value="NaN">
                <text:p>NaN</text:p>
                <draw:g>
                  <svg:desc>CPU.B4:CPU.B46</svg:desc>
                </draw:g>
              </table:table-cell>
              <table:table-cell office:value-type="float" office:value="0">
                <text:p>0</text:p>
                <draw:g>
                  <svg:desc>CPU.O4:CPU.O46</svg:desc>
                </draw:g>
              </table:table-cell>
              <table:table-cell office:value-type="float" office:value="NaN">
                <text:p>NaN</text:p>
                <draw:g>
                  <svg:desc>CPU.B4:CPU.B14</svg:desc>
                </draw:g>
              </table:table-cell>
              <table:table-cell office:value-type="float" office:value="NaN">
                <text:p>NaN</text:p>
                <draw:g>
                  <svg:desc>CPU.H4:CPU.H14</svg:desc>
                </draw:g>
              </table:table-cell>
              <table:table-cell office:value-type="float" office:value="NaN">
                <text:p>NaN</text:p>
                <draw:g>
                  <svg:desc>CPU.B16:CPU.B34</svg:desc>
                </draw:g>
              </table:table-cell>
              <table:table-cell office:value-type="float" office:value="NaN">
                <text:p>NaN</text:p>
                <draw:g>
                  <svg:desc>CPU.H16:CPU.H34</svg:desc>
                </draw:g>
              </table:table-cell>
            </table:table-row>
            <table:table-row>
              <table:table-cell office:value-type="string">
                <text:p>Ryzen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.4">
                <text:p>13.4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2.8">
                <text:p>12.8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6.32">
                <text:p>6.32</text:p>
              </table:table-cell>
              <table:table-cell office:value-type="float" office:value="2018.75">
                <text:p>2018.7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7.4">
                <text:p>7.4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3.64">
                <text:p>3.64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NaN">
                <text:p>NaN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NaN">
                <text:p>NaN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NaN">
                <text:p>NaN</text:p>
              </table:table-cell>
              <table:table-cell office:value-type="float" office:value="2003.75">
                <text:p>2003.75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.25">
                <text:p>2012.2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15cm" svg:y="0.314cm" chart:style-name="ch2">
          <text:p>CPU Performance (multithreaded)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2.164cm" svg:y="1.485cm" svg:width="10.977cm" svg:height="5.72cm"/>
          <chart:axis chart:dimension="x" chart:name="primary-x" chart:style-name="ch5" chartooo:axis-type="auto">
            <chart:title svg:x="6.021cm" svg:y="8.032cm" chart:style-name="ch6">
              <text:p><text:span text:style-name="T1">year of introduction</text:span></text:p>
            </chart:title>
            <chart:categories table:cell-range-address="CPU.A4:CPU.A46"/>
          </chart:axis>
          <chart:axis chart:dimension="y" chart:name="primary-y" chart:style-name="ch7">
            <chart:title svg:x="0.451cm" svg:y="5.27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O4:CPU.O46" loext:hide-legend="true" chart:label-cell-address="CPU.O2:CPU.O2" chart:class="chart:scatter">
            <chart:domain table:cell-range-address="CPU.B4:CPU.B46"/>
            <chart:data-point chart:repeated="43"/>
          </chart:series>
          <chart:series chart:style-name="ch11" chart:values-cell-range-address="CPU.M4:CPU.M14" chart:label-cell-address="CPU.A3:CPU.A3" chart:class="chart:scatter">
            <chart:domain table:cell-range-address="CPU.B4:CPU.B14"/>
            <chart:data-point chart:repeated="11"/>
          </chart:series>
          <chart:series chart:style-name="ch12" chart:values-cell-range-address="CPU.M16:CPU.M34" chart:label-cell-address="CPU.A15:CPU.A15" chart:class="chart:scatter">
            <chart:domain table:cell-range-address="CPU.B16:CPU.B34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me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5:CPU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46</svg:desc>
                </draw:g>
              </table:table-cell>
              <table:table-cell office:value-type="float" office:value="NaN">
                <text:p>NaN</text:p>
                <draw:g>
                  <svg:desc>CPU.B4:CPU.B46</svg:desc>
                </draw:g>
              </table:table-cell>
              <table:table-cell office:value-type="float" office:value="0">
                <text:p>0</text:p>
                <draw:g>
                  <svg:desc>CPU.O4:CPU.O46</svg:desc>
                </draw:g>
              </table:table-cell>
              <table:table-cell office:value-type="float" office:value="NaN">
                <text:p>NaN</text:p>
                <draw:g>
                  <svg:desc>CPU.B4:CPU.B14</svg:desc>
                </draw:g>
              </table:table-cell>
              <table:table-cell office:value-type="float" office:value="NaN">
                <text:p>NaN</text:p>
                <draw:g>
                  <svg:desc>CPU.M4:CPU.M14</svg:desc>
                </draw:g>
              </table:table-cell>
              <table:table-cell office:value-type="float" office:value="NaN">
                <text:p>NaN</text:p>
                <draw:g>
                  <svg:desc>CPU.B16:CPU.B34</svg:desc>
                </draw:g>
              </table:table-cell>
              <table:table-cell office:value-type="float" office:value="NaN">
                <text:p>NaN</text:p>
                <draw:g>
                  <svg:desc>CPU.M16:CPU.M34</svg:desc>
                </draw:g>
              </table:table-cell>
            </table:table-row>
            <table:table-row>
              <table:table-cell office:value-type="string">
                <text:p>Ryzen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NaN">
                <text:p>NaN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NaN">
                <text:p>NaN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NaN">
                <text:p>NaN</text:p>
              </table:table-cell>
              <table:table-cell office:value-type="float" office:value="2003.75">
                <text:p>2003.75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